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f934" officeooo:paragraph-rsid="0015f934" style:font-weight-asian="bold" style:font-weight-complex="bold"/>
    </style:style>
    <style:style style:name="P2" style:family="paragraph" style:parent-style-name="Standard">
      <style:text-properties fo:font-weight="bold" officeooo:rsid="00181e00" officeooo:paragraph-rsid="00181e00" style:font-weight-asian="bold" style:font-weight-complex="bold"/>
    </style:style>
    <style:style style:name="P3" style:family="paragraph" style:parent-style-name="Standard">
      <style:text-properties fo:font-weight="normal" officeooo:rsid="00196d8c" officeooo:paragraph-rsid="00196d8c" style:font-weight-asian="normal" style:font-weight-complex="normal"/>
    </style:style>
    <style:style style:name="P4" style:family="paragraph" style:parent-style-name="Standard">
      <style:text-properties officeooo:rsid="001c8c8f" officeooo:paragraph-rsid="001c8c8f"/>
    </style:style>
    <style:style style:name="P5" style:family="paragraph" style:parent-style-name="Standard">
      <style:text-properties officeooo:rsid="0015f934" officeooo:paragraph-rsid="0015f934"/>
    </style:style>
    <style:style style:name="P6" style:family="paragraph" style:parent-style-name="Standard">
      <style:text-properties officeooo:rsid="001f4a8c" officeooo:paragraph-rsid="001f4a8c"/>
    </style:style>
    <style:style style:name="T1" style:family="text">
      <style:text-properties officeooo:rsid="00176ceb"/>
    </style:style>
    <style:style style:name="T2" style:family="text">
      <style:text-properties fo:font-weight="normal" officeooo:rsid="0018549f" style:font-weight-asian="normal" style:font-weight-complex="normal"/>
    </style:style>
    <style:style style:name="T3" style:family="text">
      <style:text-properties officeooo:rsid="001b41a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548d" style:font-weight-asian="bold" style:font-weight-complex="bold"/>
    </style:style>
    <style:style style:name="T6" style:family="text">
      <style:text-properties officeooo:rsid="001db819"/>
    </style:style>
    <style:style style:name="T7" style:family="text">
      <style:text-properties officeooo:rsid="001e6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i, filtri, dizionari, <text:span text:style-name="T1">Lambda</text:span></text:p>
      <text:p text:style-name="P1"/>
      <text:p text:style-name="P2">Moduli: <text:span text:style-name="T2">è un file che contiene definizioni di variabili, funzioni e classi che possono essere utilizzate in altri programmi. Sono essenzialmente i file di python e si possono importare come le librerie. Da la possibilità di organizzare il codice in unità logiche e riutilizzabile.</text:span></text:p>
      <text:p text:style-name="P3">Modularità, elementi che non sono richiesti obbligatoriamente, ma sono molto utili per organizzare i programmi e il codice. <text:span text:style-name="T3">È molto comodo quando si lavora con più teste, con un main centralizzi i vari file riprendendoli con import. </text:span></text:p>
      <text:p text:style-name="P4"><text:span text:style-name="T4">Filtri </text:span><text:span text:style-name="T5">pag 199</text:span>: funzione integrata per filtrare gli elementi di una sequenza (lista, tuple, insiemi)</text:p>
      <text:p text:style-name="P4">bisogna inserire due parametri obbligatori: la funzione di filtro e la sequenza. La prima accetta un argomento e restituisce true o false sulla base delle condizioni poste. <text:span text:style-name="T6">La funzione “filtro” deve essere sempre una funzione booleana. Ci permette di filtrare elementi senza fare funzioni di analisi. → </text:span><text:span text:style-name="T7">più ripetibilità e modularità. <text:s/></text:span></text:p>
      <text:p text:style-name="P5"/>
      <text:p text:style-name="P6">Esercizio punti 1- 6 (nel 5 fai una lista no csv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00:31.759014700</meta:creation-date>
    <dc:date>2026-05-04T12:24:51.010962900</dc:date>
    <meta:editing-duration>PT3H24M14S</meta:editing-duration>
    <meta:editing-cycles>1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6" meta:word-count="162" meta:character-count="1030" meta:non-whitespace-character-count="871"/>
  </office:meta>
</office:document-meta>
</file>